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 Historic" svg:font-family="'Segoe UI Historic', 'Segoe UI',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orphans="2" fo:widows="2" fo:text-indent="0cm" style:auto-text-indent="false" fo:padding="0cm" fo:border="none"/>
    </style:style>
    <style:style style:name="P2" style:family="paragraph" style:parent-style-name="Standard" style:list-style-name="L1">
      <style:paragraph-properties fo:margin-left="0cm" fo:margin-right="0cm" fo:margin-top="0cm" fo:margin-bottom="0cm" fo:orphans="2" fo:widows="2" fo:text-indent="0cm" style:auto-text-indent="false" fo:padding="0cm" fo:border="none"/>
    </style:style>
    <style:style style:name="P3" style:family="paragraph" style:parent-style-name="Standard" style:list-style-name="L2">
      <style:paragraph-properties fo:margin-left="0cm" fo:margin-right="0cm" fo:margin-top="0cm" fo:margin-bottom="0cm" fo:orphans="2" fo:widows="2" fo:text-indent="0cm" style:auto-text-indent="false" fo:padding="0cm" fo:border="none"/>
    </style:style>
    <style:style style:name="T1" style:family="text">
      <style:text-properties fo:font-variant="normal" fo:text-transform="none" fo:color="#000000" style:font-name="Segoe UI Historic" fo:font-size="11.25pt" fo:letter-spacing="normal" fo:font-style="normal" style:text-underline-style="solid" style:text-underline-width="auto" style:text-underline-color="font-color" fo:font-weight="normal" fo:background-color="transparent"/>
    </style:style>
    <style:style style:name="T2" style:family="text">
      <style:text-properties fo:font-variant="normal" fo:text-transform="none" fo:color="#000000" style:font-name="Segoe UI Historic" fo:font-size="11.25pt" fo:letter-spacing="normal" fo:font-style="normal" fo:font-weight="normal"/>
    </style:style>
    <style:style style:name="T3" style:family="text">
      <style:text-properties fo:font-variant="normal" fo:text-transform="none" fo:color="#000000" style:font-name="Segoe UI Historic" fo:font-size="11.25pt" fo:letter-spacing="normal" fo:font-style="normal" style:text-underline-style="none" fo:font-weight="normal"/>
    </style:style>
    <style:style style:name="T4" style:family="text">
      <style:text-properties fo:font-variant="normal" fo:text-transform="none" fo:color="#000000" style:font-name="Segoe UI Historic" fo:font-size="11.25pt" fo:letter-spacing="normal" fo:font-style="normal" style:text-underline-style="none" fo:font-weight="normal" fo:background-color="transparent"/>
    </style:style>
    <style:style style:name="T5" style:family="text">
      <style:text-properties fo:font-variant="normal" fo:text-transform="none" fo:color="#000000" fo:letter-spacing="normal"/>
    </style:style>
    <style:style style:name="T6" style:family="text">
      <style:text-properties fo:color="#00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iminskionline.pl/seminarium-inzynierskie/struktura-pracy-inzynierskiej/?fbclid=IwAR3go2RgUe0PXLoQRlzbxGmc_0eKgaY5ddwZnZONQnpIpeeLBFdaeACooYk" office:target-frame-name="_blank" xlink:show="new" text:style-name="Internet_20_link" text:visited-style-name="Visited_20_Internet_20_Link"><text:span text:style-name="T1">http://siminskionline.pl/seminarium-inzynierskie/struktura-pracy-inzynierskiej/</text:span></text:a><text:span text:style-name="T5"> </text:span></text:p>
      <text:list xml:id="list8455471024354673913" text:style-name="L1">
        <text:list-item>
          <text:p text:style-name="P2"><text:span text:style-name="T2">Wstęp</text:span></text:p>
        </text:list-item>
        <text:list-item>
          <text:p text:style-name="P2"><text:span text:style-name="T2">Charakterystyka/analiza problemu</text:span></text:p>
        </text:list-item>
        <text:list-item>
          <text:p text:style-name="P2"><text:span text:style-name="T2">Analiza istniejących rozwiązań </text:span></text:p>
        </text:list-item>
        <text:list-item>
          <text:p text:style-name="P2"><text:span text:style-name="T2">Koncepcja własnego rozwiązania</text:span></text:p>
        </text:list-item>
        <text:list-item>
          <text:p text:style-name="P2"><text:span text:style-name="T2"><text:s/>Projekt ogólny </text:span></text:p>
        </text:list-item>
        <text:list-item>
          <text:p text:style-name="P2"><text:span text:style-name="T2">Dokumentacja techniczna <text:s/></text:span></text:p>
        </text:list-item>
        <text:list-item>
          <text:p text:style-name="P2"><text:span text:style-name="T2">Testy i weryfikacja systemu </text:span></text:p>
        </text:list-item>
        <text:list-item>
          <text:p text:style-name="P2"><text:span text:style-name="T2">Przykładowy scenariusz wykorzystania systemu </text:span></text:p>
        </text:list-item>
        <text:list-item>
          <text:p text:style-name="P2"><text:span text:style-name="T2">Zakończenie </text:span></text:p>
        </text:list-item>
        <text:list-item>
          <text:p text:style-name="P2"><text:span text:style-name="T2">Bibliografia </text:span></text:p>
        </text:list-item>
        <text:list-item>
          <text:p text:style-name="P2"><text:span text:style-name="T2">Spis rysunków </text:span></text:p>
        </text:list-item>
        <text:list-item>
          <text:p text:style-name="P2"><text:span text:style-name="T2"><text:s/>Spis tabel </text:span></text:p>
        </text:list-item>
        <text:list-item>
          <text:p text:style-name="P2"><text:span text:style-name="T2">Ewentualne załączniku </text:span></text:p>
          <text:p text:style-name="P2"><text:span text:style-name="T2"/></text:p>
          <text:p text:style-name="P2"><text:span text:style-name="T2"/></text:p>
          <text:list>
            <text:list-header>
              <text:p text:style-name="P2"><text:span text:style-name="T2">1. Wstęp </text:span></text:p>
              <text:p text:style-name="P2"><text:span text:style-name="T2">Niniejsza praca prezentuje projekt pt. "TwojeReferendum.pl - Serwis badający opinię publiczną". Jest to serwis do zbierania danych od opinni publicznej na temat wprowadzonych i opublikowanych ustaw na stronie: </text:span><text:a xlink:type="simple" xlink:href="https://l.facebook.com/l.php?u=https%3A%2F%2Fisap.sejm.gov.pl%2Fisap.nsf%2Fhome.xsp%3Ffbclid%3DIwAR2HTtWdxn_8hZ1xyCTexQ51PWV-AWxhadZlOCT-r8UOJ1lbcN0HoSqs9w0&amp;h=AT0QY1KWpi-UGVmVlZP3VB4mvRdHAWS_FiWSzWNiDBdzrHHjXaTHZ4nWF5MD4HXfAIOjdxgOGLJlyde28l9h1OcdgE3cShijXXbILO8xHN-6JpjgdrO0zbudZ6R8l4Jx_rMr5Sh6MBDUdMkn9YtF" office:target-frame-name="_blank" xlink:show="new" text:style-name="Internet_20_link" text:visited-style-name="Visited_20_Internet_20_Link"><text:span text:style-name="T1">https://isap.sejm.gov.pl/isap.nsf/home.xsp</text:span></text:a><text:span text:style-name="T2">. Celem pracy jest stworzenie możliwość przeprowadzania referendum nad każdą ustawą, która została wprowadzona w życie bez konieczności wychodzenia z domu i wydawanie milionów złotych na organizację ich. W kolejnych rozdziałach .... </text:span></text:p>
              <text:p text:style-name="P2"><text:span text:style-name="T2"/></text:p>
              <text:list>
                <text:list-item>
                  <text:list>
                    <text:list-header>
                      <text:p text:style-name="P2"><text:span text:style-name="T2">2. Charakterystyka/analiza problemu </text:span></text:p>
                      <text:list>
                        <text:list-header>
                          <text:p text:style-name="P2"><text:span text:style-name="T2">Motywacją do stworzenia tego projektu byłą sytuacja która miała miejsce w Polsce w roku 2020, mowa o wyborach korespondencyjnych, które miały się odbyć ze względu na epidemię Covid-19 a które nie doszły do skutku mimo tego że nasz rząd przeznaczył na ten cel 70 milionów złotych z portfela polskiego podatnika. Biorąc pod uwagę koszty organizacji takiego przedsięwzięcia, ilość osób zaangażowanych w przygotowania oraz czas jaki jest potrzebny do realizacji referendum, mój projekt redukuje cały ten problem do minimum. Co więcej pozwala on na badanie opinii publicznej na bieżąco. W zależność o tego jak często aktualizowana jest baza danych (planowane raz dziennie), ludzie mogą wypowiedzieć się na tematy bieżącego prawa zaraz po jego wprowadzeniu. </text:span></text:p>
                          <text:p text:style-name="P2"><text:span text:style-name="T2">Drugim czynnikiem który podsunął mi ten pomysł było skorzystanie z profilu zaufanego. Jest to profil który może być przypisany do dokładnie jednego obywatela (karzy Polak posiada swój unikatowy profil) dzięki czemu karzy z nas mógł by za pośrednictwem Internetu potwierdzić swoją tożsamość za pomocą tego profilu i zagłosować w referendum online.</text:span><text:span text:style-name="T6"> Niestety po bliższym zapoznaniu się z tematem okazało się że do weryfikacji za pośrednictwem profilu zaufanego mają jedynie strony rządowe oraz urzędy. Zmusza mnie to, do zastosowania innych, równie wydajnych środków bezpieczeństwa które opiszę w dalszej części pracy. </text:span></text:p>
                          <text:p text:style-name="P2"><text:span text:style-name="T6">Ze względu na przedłużającą się w Polsce pandemię, moje rozwiązanie mogło by posłużyć równie skutecznie do przeprowadzenia nie tylko referendum ale również wyborów jako alternatywna opcja głosowania dla osób np. przebywających na kwarantannie lub będących za granicą.</text:span></text:p>
                          <text:p text:style-name="P2"><text:span text:style-name="T6">Podsumowując, z punktu widzenia ekonomicznego jest to wielka oszczędność środków które można bezpiecznie przebaczyć na równie istotne cele. Z punktu widzenia logistycznego, umożliwia to danie możliwości zagłosowania i wyrażenia swojej opinii każdemu Polakowi bez względu na to gdzie mieszka, w Polsce czy za granicą. Z punktu widzenia wiarygodności takich wyborów były by one dużo bardziej wiarygodne gdyż pieczę nad nimi mogło by komisyjnie sprawować kilka osób, </text:span><text:soft-page-break/><text:span text:style-name="T6">nie wspominają już o braku konieczności przeliczania ich. Wyniki były by natychmiastowe. Z punktu widzenia ochrony zdrowia, jeśli każdy mógłby zagłosować we własnym domu to ryzyko zarażenia się niebezpiecznym wirusem spada do zera. </text:span></text:p>
                          <text:p text:style-name="P2"><text:span text:style-name="T6">Uważam że powyższe argumenty są dostateczne aby taki projekt miał rację bytu i aby go stworzyć. W następnych rozdziałach zaprezentuję sposób działania programu oraz z jakich technologi skorzystałem podczas jego implementacji.</text:span></text:p>
                        </text:list-header>
                      </text:list>
                    </text:list-header>
                  </text:list>
                </text:list-item>
              </text:list>
            </text:list-header>
          </text:list>
        </text:list-item>
      </text:list>
      <text:p text:style-name="P1"><text:span text:style-name="T6"/></text:p>
      <text:list xml:id="list7094927119389525483" text:style-name="L2">
        <text:list-item>
          <text:p text:style-name="P3"><text:span text:style-name="T2">Analiza istniejących rozwiązań</text:span></text:p>
          <text:list>
            <text:list-header>
              <text:p text:style-name="P3"><text:span text:style-name="T2">W poszukiwaniu podobnych istniejących już rozwiązań nie natknąłem się na projekt o bardzo zbliżonej tematyce. Udało mi się natomiast znaleźć wiele rozwiązań które są zaimplementowane w moim servisie a które pojedynczo występują w poszczególnych istniejących już stronach internetowych. </text:span></text:p>
              <text:p text:style-name="P3"><text:span text:style-name="T2">Pierwszym z nich jest funkcja informacyjne, czyli jakie ustawy zostały wprowadzone w ostatnim czasie oraz jaka jest ich treść. Informacje te można znaleźć w kilku miejscach. Ja posiłkowałem się wyżej wspomnianą już stroną <text:s/></text:span><text:span text:style-name="T3"><text:s/></text:span><text:span text:style-name="T4">https://isap.sejm.gov.pl. Z strony tej pochodzą</text:span><text:span text:style-name="T1"> </text:span><text:span text:style-name="T4"><text:s/>wszystkie dane dotyczące ustaw jakie widnieją w moim projekcie.</text:span></text:p>
              <text:p text:style-name="P3"><text:span text:style-name="T4">Podczas tworzenia modelu głosowania oraz sposobu wyświetlania wyników na stronie inspirowałem się narzędziem google.com do tworzenia własnych Formularzy. Za jego pośrednictwem możemy stworzyć dowolną ankietę i udostępnić ją za pomocą linku lub konkretnym adresom mailowym. Mimo iż w moim rozwiązaniu nie znalazła się możliwość dostosowywania i udostępniania formularzy, ( ponieważ nie było takiej konieczności) to były one swego rodzaju inspiracją do tego jak powinno się to prezentować dla użytkownika końcowego. </text:span></text:p>
              <text:p text:style-name="P3"><text:span text:style-name="T4">Sposób autoryzacji i zakładania konta - [ do dopisania bo jeszcze nie jest gotowy]</text:span></text:p>
            </text:list-header>
          </text:list>
        </text:list-item>
      </text:list>
      <text:p text:style-name="P1"><text:span text:style-name="T4"/></text:p>
      <text:list xml:id="list20346966" text:continue-list="list8455471024354673913" text:style-name="L1">
        <text:list-header>
          <text:p text:style-name="P2"><text:span text:style-name="T4">4. <text:tab/>Koncepcja własnego rozwiązania</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 Historic" svg:font-family="'Segoe UI Historic', 'Segoe UI',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06T23:18:18.80</meta:creation-date>
    <dc:date>2021-05-07T00:13:49.62</dc:date>
    <meta:editing-duration>PT6M38S</meta:editing-duration>
    <meta:editing-cycles>3</meta:editing-cycles>
    <meta:generator>OpenOffice/4.1.7$Win32 OpenOffice.org_project/417m1$Build-9800</meta:generator>
    <meta:document-statistic meta:table-count="0" meta:image-count="0" meta:object-count="0" meta:page-count="2" meta:paragraph-count="28" meta:word-count="654" meta:character-count="4765"/>
  </office:meta>
</office:document-meta>
</file>